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pic32brd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rog_header</text:p>
          </table:table-cell>
          <table:table-cell office:value-type="string" calcext:value-type="string">
            <text:p>RS_footprints:Pin_Header_Staggered_1x0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FT230X</text:p>
          </table:table-cell>
          <table:table-cell office:value-type="string" calcext:value-type="string">
            <text:p>Housings_SSOP:SSOP-16_3.9x4.9mm_Pitch0.635mm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LM3671</text:p>
          </table:table-cell>
          <table:table-cell office:value-type="string" calcext:value-type="string">
            <text:p>TO_SOT_Packages_SMD:SOT-23-5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IC32MX2xx/1xx</text:p>
          </table:table-cell>
          <table:table-cell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RS_footprints:USB-MICRO-B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ic32brd.A1:pic32brd.E32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09:11.072573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12:12:21.618223630</dc:date>
    <dc:creator>James Irwin</dc:creator>
    <meta:editing-duration>PT48M39S</meta:editing-duration>
    <meta:editing-cycles>5</meta:editing-cycles>
    <meta:generator>LibreOffice/4.4.3.2$Linux_X86_64 LibreOffice_project/40m0$Build-2</meta:generator>
    <meta:document-statistic meta:table-count="1" meta:cell-count="137" meta:object-count="0"/>
  </office:meta>
</office:document-meta>
</file>